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73in"/>
    </style:style>
    <style:style style:name="co2" style:family="table-column">
      <style:table-column-properties fo:break-before="auto" style:column-width="5.2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D.S.A. SHEET FOR ABSOLUTE BEGINNERS <text:s text:c="2"/>MADE BY DR. ~SAURABH VERMA <text:s text:c="2"/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ESTIONS (MIXED)</text:p>
          </table:table-cell>
          <table:table-cell office:value-type="string" calcext:value-type="string">
            <text:p>LINKS 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string" calcext:value-type="string">
            <text:p>191. Number of 1 Bits</text:p>
          </table:table-cell>
          <table:table-cell office:value-type="string" calcext:value-type="string">
            <text:p><text:a xlink:href="https://leetcode.com/problems/number-of-1-bits/description/" xlink:type="simple">https://leetcode.com/problems/number-of-1-bits/description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338. Counting Bits</text:p>
          </table:table-cell>
          <table:table-cell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1281. Subtract the Product and Sum of Digits of an</text:p>
          </table:table-cell>
          <table:table-cell office:value-type="string" calcext:value-type="string">
            <text:p><text:a xlink:href="https://leetcode.com/problems/subtract-the-product-and-sum-of-digits-of-an-integer/" xlink:type="simple">https://leetcode.com/problems/subtract-the-product-and-sum-of-digits-of-an-integer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9. Complement of Base 10 Integer</text:p>
          </table:table-cell>
          <table:table-cell office:value-type="string" calcext:value-type="string">
            <text:p><text:a xlink:href="https://leetcode.com/problems/complement-of-base-10-integer/description/" xlink:type="simple">https://leetcode.com/problems/complement-of-base-10-integer/description/</text:a></text:p>
          </table:table-cell>
          <table:table-cell table:number-columns-repeated="2"/>
        </table:table-row>
        <table:table-row table:style-name="ro1" table:number-rows-repeated="52">
          <table:table-cell table:number-columns-repeated="4"/>
        </table:table-row>
        <table:table-row table:style-name="ro1">
          <table:table-cell office:value-type="string" calcext:value-type="string">
            <text:p>QUESTIONS (BINARY TREE)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110. Balanced Binary Tree</text:p>
          </table:table-cell>
          <table:table-cell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4. Maximum Depth of Binary Tree</text:p>
          </table:table-cell>
          <table:table-cell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43. Diameter of Binary Tree</text:p>
            <text:p/>
          </table:table-cell>
          <table:table-cell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0. Same Tree</text:p>
          </table:table-cell>
          <table:table-cell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number-columns-repeated="2"/>
        </table:table-row>
        <table:table-row table:style-name="ro1" table:number-rows-repeated="42">
          <table:table-cell table:number-columns-repeated="4"/>
        </table:table-row>
        <table:table-row table:style-name="ro1">
          <table:table-cell office:value-type="string" calcext:value-type="string">
            <text:p>QUESTIONS (ARRAY)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1">
          <table:table-cell office:value-type="string" calcext:value-type="string">
            <text:p><text:s/>Remove Duplicates from Sorted Array </text:p>
          </table:table-cell>
          <table:table-cell office:value-type="string" calcext:value-type="string">
            <text:p><text:a xlink:href="https://leetcode.com/problems/remove-duplicates-from-sorted-array/description/" xlink:type="simple">https://leetcode.com/problems/remove-duplicates-from-sorted-array/description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Remove Element </text:p>
          </table:table-cell>
          <table:table-cell office:value-type="string" calcext:value-type="string">
            <text:p><text:a xlink:href="https://leetcode.com/problems/remove-element/description/" xlink:type="simple">https://leetcode.com/problems/remove-element/description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21:48:06.547535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7:37:04.710279419</meta:creation-date>
    <dc:date>2023-08-10T21:49:24.068689705</dc:date>
    <meta:editing-duration>PT38M14S</meta:editing-duration>
    <meta:editing-cycles>6</meta:editing-cycles>
    <meta:generator>LibreOffice/7.5.4.2$Linux_X86_64 LibreOffice_project/50$Build-2</meta:generator>
    <meta:document-statistic meta:table-count="1" meta:cell-count="33" meta:object-count="0"/>
  </office:meta>
</office:document-meta>
</file>